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6, All Rights Reserved</text:p><text:section text:name="Section1" text:style-name="Sect1"><text:h text:outline-level="1" text:style-name="rststyle-heading1"><text:reference-mark text:name="id1"/><text:a xlink:href="https://westurner.org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Systems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employment"/>Employment</text:h><text:section text:name="Section4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<text:reference-mark text:name="education"/>Education</text:h><text:section text:name="Section13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6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org/wiki/projects" xlink:type="simple">https://westurner.org/wiki/projects</text:a></text:p><text:section text:name="Section17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2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3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6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<text:reference-mark text:name="self-directed-learning"/>2012: Self Directed Learning</text:h><text:p text:style-name="rststyle-lineblock1">Web: <text:a xlink:href="https://westurner.org/self-directed-learning/" xlink:type="simple">https://westurner.org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<text:reference-mark text:name="redem"/>2013: R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org/redditlog/" xlink:type="simple">https://westurner.org/redditlog/</text:a></text:p></text:section><text:section text:name="Section30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4" text:style-name="Sect3"><text:h text:outline-level="3" text:style-name="rststyle-heading3"><text:reference-mark text:name="wrd-r-d-documentation"/>2014: WRD R&amp;D Documentation</text:h><text:p text:style-name="rststyle-lineblock1">Web: <text:a xlink:href="https://wrdrd.com/docs/" xlink:type="simple">https://wrdrd.com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com/docs/tools/" xlink:type="simple">https://wrdrd.com/docs/tools/</text:a></text:p></text:list-item></text:list></text:section><text:section text:name="Section35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8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textbody"><text:a xlink:href="https://github.com/westurner/pyglobalgoals/blob/master/notebooks/globalgoals-pyglobalgoals.py.ipynb" xlink:type="simple">https://github.com/westurner/pyglobalgoals/blob/master/notebooks/globalgoals-pyglobalgoals.py.ipynb</text:a>
* <text:a xlink:href="https://github.com/westurner/pyglobalgoals/blob/master/notebooks/data/globalgoals.jsonld" xlink:type="simple">https://github.com/westurner/pyglobalgoals/blob/master/notebooks/data/globalgoals.jsonld</text:a></text:p></text:section><text:section text:name="Section39" text:style-name="Sect3"><text:h text:outline-level="3" text:style-name="rststyle-heading3"><text:reference-mark text:name="venv"/>venv</text:h><text:p text:style-name="rststyle-lineblock1">Docs: <text:a xlink:href="https://westurner.org/dotfiles/venv" xlink:type="simple">https://westurner.org/dotfiles/venv</text:a></text:p><text:section text:name="Section40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org/dotfiles/venv#cdalias" xlink:type="simple">https://westurner.org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1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2" text:style-name="Sect3"><text:h text:outline-level="3" text:style-name="rststyle-heading3"><text:reference-mark text:name="dotfiles"/>Dotfiles</text:h><text:p text:style-name="rststyle-lineblock1"><text:a xlink:href="https://westurner.org/dotfiles/" xlink:type="simple">https://westurner.org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3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org/wiki/contributions" xlink:type="simple">https://westurner.org/wiki/contributions</text:a></text:p></text:list-item><text:list-item><text:p text:style-name="rststyle-bulletitem"><text:a xlink:href="https://westurner.org/wiki/github" xlink:type="simple">https://westurner.org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6-03-08: "westurner made 6411 contributions to 345 repositories"</text:p></text:list-item></text:list></text:list-item></text:list></text:list-item></text:list></text:section></text:section><text:section text:name="Section44" text:style-name="Sect2"><text:h text:outline-level="2" text:style-name="rststyle-heading2"><text:reference-mark text:name="contact-information"/>Contact Information</text:h><text:p text:style-name="rststyle-lineblock1">Homepage: <text:a xlink:href="https://westurner.org" xlink:type="simple">westurner.org</text:a></text:p><text:p text:style-name="rststyle-lineblock1">LinkedIn: <text:a xlink:href="http://www.linkedin.com/in/westurner" xlink:type="simple">linkedin.com/in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6-07-30 02:20 UTC.
</text:p>
      </style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6-07-29T21:20:55</meta:creation-date>
    <dc:creator>wturner</dc:creator>
    <dc:date>2016-07-29T21:20:55</dc:date>
    <dc:language>en-US</dc:language>
    <meta:editing-cycles>1</meta:editing-cycles>
    <meta:editing-duration>PT00M01S</meta:editing-duration>
    <dc:title>[no title]</dc:title>
  </office:meta>
</office:document-meta>
</file>